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consolata Condensed1" svg:font-family="'Inconsolata Condensed'" style:font-pitch="fixed"/>
    <style:font-face style:name="Ubuntu Mono1" svg:font-family="'Ubuntu Mono'" style:font-pitch="fixed"/>
    <style:font-face style:name="Great Vibes" svg:font-family="'Great Vibes'" style:font-pitch="variable"/>
    <style:font-face style:name="Inconsolata Condensed" svg:font-family="'Inconsolata Condensed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.25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middle" draw:auto-grow-height="false" fo:min-height="3.459cm" fo:min-width="3.213cm" fo:padding-top="0.177cm" fo:padding-bottom="0.177cm" fo:padding-left="0.302cm" fo:padding-right="0.302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8cm" fo:min-width="0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37cm" fo:min-width="0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cabcb9" draw:fill="none" draw:fill-color="#ffffff" draw:textarea-horizontal-align="left" draw:auto-grow-height="true" draw:auto-grow-width="true" fo:min-height="0.67cm" fo:min-width="0.2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106cm" svg:stroke-color="#cabcb9" draw:marker-start-width="0.358cm" draw:marker-end-width="0.358cm" draw:fill="none" draw:textarea-horizontal-align="justify" draw:textarea-vertical-align="middle" draw:auto-grow-height="false" fo:min-height="3.459cm" fo:min-width="3.213cm" fo:padding-top="0.177cm" fo:padding-bottom="0.177cm" fo:padding-left="0.302cm" fo:padding-right="0.302cm" draw:shadow="hidden"/>
    </style:style>
    <style:style style:name="gr7" style:family="graphic" style:parent-style-name="standard">
      <style:graphic-properties draw:stroke="none" svg:stroke-color="#cabcb9" draw:fill="none" draw:fill-color="#ffffff" draw:textarea-horizontal-align="left" draw:auto-grow-height="true" draw:auto-grow-width="false" fo:min-height="3.888cm" fo:min-width="0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cabcb9" draw:fill="none" draw:fill-color="#ffffff" draw:textarea-horizontal-align="left" draw:auto-grow-height="true" draw:auto-grow-width="false" fo:min-height="4.137cm" fo:min-width="0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67cm" fo:min-width="0.25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ffffff" draw:marker-start-width="0.358cm" draw:marker-end-width="0.358cm" draw:fill="none" draw:textarea-horizontal-align="justify" draw:textarea-vertical-align="middle" draw:auto-grow-height="false" fo:min-height="3.459cm" fo:min-width="3.213cm" fo:padding-top="0.177cm" fo:padding-bottom="0.177cm" fo:padding-left="0.302cm" fo:padding-right="0.302cm" draw:shadow="hidden"/>
    </style:style>
    <style:style style:name="gr11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3.888cm" fo:min-width="0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4.137cm" fo:min-width="0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0000" style:font-name="Inconsolata Condensed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Great Vibes" fo:font-size="96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style:font-name="Great Vibes" fo:font-size="96pt" fo:font-weight="normal" fo:background-color="transparent" style:font-size-asian="96pt" style:font-weight-asian="normal" style:font-size-complex="96pt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color="#cabcb9" style:font-name="Inconsolata Condensed1"/>
    </style:style>
    <style:style style:name="P6" style:family="paragraph">
      <loext:graphic-properties draw:fill="none" draw:fill-color="#ffffff"/>
      <style:paragraph-properties style:writing-mode="lr-tb"/>
      <style:text-properties fo:color="#cabcb9" style:font-name="Great Vibes" fo:font-size="96pt" style:font-size-asian="96pt" style:font-size-complex="96pt"/>
    </style:style>
    <style:style style:name="P7" style:family="paragraph">
      <loext:graphic-properties draw:fill="none" draw:fill-color="#ffffff"/>
      <style:paragraph-properties style:writing-mode="lr-tb"/>
      <style:text-properties fo:color="#cabcb9" style:font-name="Great Vibes" fo:font-size="96pt" fo:font-weight="normal" fo:background-color="transparent" style:font-size-asian="96pt" style:font-weight-asian="normal" style:font-size-complex="96pt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color="#ffffff" style:font-name="Inconsolata Condensed1"/>
    </style:style>
    <style:style style:name="P9" style:family="paragraph">
      <loext:graphic-properties draw:fill="none"/>
      <style:paragraph-properties fo:text-align="center"/>
      <style:text-properties fo:color="#ffffff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Great Vibes" fo:font-size="96pt" style:font-size-asian="96pt" style:font-size-complex="96pt"/>
    </style:style>
    <style:style style:name="P11" style:family="paragraph">
      <loext:graphic-properties draw:fill="none" draw:fill-color="#ffffff"/>
      <style:paragraph-properties style:writing-mode="lr-tb"/>
      <style:text-properties fo:color="#ffffff" style:font-name="Great Vibes" fo:font-size="96pt" fo:font-weight="normal" fo:background-color="transparent" style:font-size-asian="96pt" style:font-weight-asian="normal" style:font-size-complex="96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color="#ffffff" style:font-name="Inconsolata Condensed1" fo:background-color="transparent"/>
    </style:style>
    <style:style style:name="T1" style:family="text">
      <style:text-properties fo:color="#000000" style:font-name="Inconsolata Condensed1"/>
    </style:style>
    <style:style style:name="T2" style:family="text">
      <style:text-properties style:font-name="Great Vibes" fo:font-size="88pt" style:font-size-asian="88pt" style:font-size-complex="88pt"/>
    </style:style>
    <style:style style:name="T3" style:family="text">
      <style:text-properties style:font-name="Great Vibes" fo:font-size="88pt" fo:font-weight="normal" fo:background-color="transparent" style:font-size-asian="88pt" style:font-weight-asian="normal" style:font-size-complex="88pt" style:font-weight-complex="normal"/>
    </style:style>
    <style:style style:name="T4" style:family="text">
      <style:text-properties fo:color="#cabcb9" style:font-name="Inconsolata Condensed1"/>
    </style:style>
    <style:style style:name="T5" style:family="text">
      <style:text-properties fo:color="#cabcb9" style:font-name="Great Vibes" fo:font-size="88pt" style:font-size-asian="88pt" style:font-size-complex="88pt"/>
    </style:style>
    <style:style style:name="T6" style:family="text">
      <style:text-properties fo:color="#cabcb9" style:font-name="Great Vibes" fo:font-size="88pt" fo:font-weight="normal" fo:background-color="transparent" style:font-size-asian="88pt" style:font-weight-asian="normal" style:font-size-complex="88pt" style:font-weight-complex="normal"/>
    </style:style>
    <style:style style:name="T7" style:family="text">
      <style:text-properties fo:color="#ffffff" style:font-name="Inconsolata Condensed1"/>
    </style:style>
    <style:style style:name="T8" style:family="text">
      <style:text-properties fo:color="#ffffff" style:font-name="Great Vibes" fo:font-size="88pt" style:font-size-asian="88pt" style:font-size-complex="88pt"/>
    </style:style>
    <style:style style:name="T9" style:family="text">
      <style:text-properties fo:color="#ffffff" style:font-name="Great Vibes" fo:font-size="88pt" fo:font-weight="normal" fo:background-color="transparent" style:font-size-asian="88pt" style:font-weight-asian="normal" style:font-size-complex="88pt" style:font-weight-complex="normal"/>
    </style:style>
    <style:style style:name="T10" style:family="text">
      <style:text-properties fo:color="#ffffff" style:font-name="Inconsolata Condensed1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256cm" svg:height="0.67cm" draw:transform="rotate (0.418879020478639) translate (3.963cm 4.901cm)">
            <draw:text-box>
              <text:p><text:span text:style-name="T1">i</text:span></text:p>
            </draw:text-box>
          </draw:frame>
          <draw:frame draw:style-name="gr1" draw:text-style-name="P1" draw:layer="layout" svg:width="0.256cm" svg:height="0.67cm" draw:transform="rotate (0.488692190558412) translate (4.141cm 4.815cm)">
            <draw:text-box>
              <text:p><text:span text:style-name="T1">m</text:span></text:p>
            </draw:text-box>
          </draw:frame>
          <draw:path draw:style-name="gr2" draw:text-style-name="P2" draw:layer="layout" svg:width="0.361cm" svg:height="1.347cm" svg:x="5.379cm" svg:y="2.793cm" svg:viewBox="0 0 362 1348" svg:d="M362 0c0 473-125 938-362 1348">
            <text:p/>
          </draw:path>
          <draw:path draw:style-name="gr2" draw:text-style-name="P2" draw:layer="layout" svg:width="0.987cm" svg:height="0.986cm" svg:x="0.705cm" svg:y="4.141cm" svg:viewBox="0 0 988 987" svg:d="M988 987c-410-237-751-577-988-987">
            <text:p/>
          </draw:path>
          <draw:path draw:style-name="gr2" draw:text-style-name="P2" draw:layer="layout" svg:width="0.361cm" svg:height="1.347cm" svg:x="0.343cm" svg:y="1.445cm" svg:viewBox="0 0 362 1348" svg:d="M0 1348c0-473 125-938 362-1348">
            <text:p/>
          </draw:path>
          <draw:path draw:style-name="gr2" draw:text-style-name="P2" draw:layer="layout" svg:width="0.987cm" svg:height="0.986cm" svg:x="0.705cm" svg:y="0.458cm" svg:viewBox="0 0 988 987" svg:d="M0 987c237-410 578-750 988-987">
            <text:p/>
          </draw:path>
          <draw:path draw:style-name="gr2" draw:text-style-name="P2" draw:layer="layout" svg:width="1.348cm" svg:height="0.36cm" svg:x="1.692cm" svg:y="0.097cm" svg:viewBox="0 0 1349 361" svg:d="M0 361c410-236 876-361 1349-361">
            <text:p/>
          </draw:path>
          <draw:path draw:style-name="gr2" draw:text-style-name="P2" draw:layer="layout" svg:width="1.349cm" svg:height="0.36cm" svg:x="3.042cm" svg:y="0.097cm" svg:viewBox="0 0 1350 361" svg:d="M0 0c474 0 939 125 1350 361">
            <text:p/>
          </draw:path>
          <draw:path draw:style-name="gr2" draw:text-style-name="P2" draw:layer="layout" svg:width="0.987cm" svg:height="0.986cm" svg:x="4.391cm" svg:y="0.458cm" svg:viewBox="0 0 988 987" svg:d="M0 0c410 237 751 577 988 987">
            <text:p/>
          </draw:path>
          <draw:path draw:style-name="gr2" draw:text-style-name="P2" draw:layer="layout" svg:width="0.361cm" svg:height="1.347cm" svg:x="5.379cm" svg:y="1.445cm" svg:viewBox="0 0 362 1348" svg:d="M0 0c237 410 362 875 362 1348">
            <text:p/>
          </draw:path>
          <draw:line draw:style-name="gr2" draw:text-style-name="P2" draw:layer="layout" svg:x1="5.741cm" svg:y1="2.793cm" svg:x2="5.741cm" svg:y2="2.793cm">
            <text:p/>
          </draw:line>
          <draw:frame draw:style-name="gr3" draw:text-style-name="P3" draw:layer="layout" svg:width="2.54cm" svg:height="3.888cm" svg:x="1.677cm" svg:y="1.622cm">
            <draw:text-box>
              <text:p><text:span text:style-name="T2">S</text:span></text:p>
            </draw:text-box>
          </draw:frame>
          <draw:frame draw:style-name="gr4" draw:text-style-name="P4" draw:layer="layout" svg:width="2.794cm" svg:height="4.137cm" svg:x="0.102cm" svg:y="0.809cm">
            <draw:text-box>
              <text:p><text:span text:style-name="T3">L</text:span></text:p>
            </draw:text-box>
          </draw:frame>
          <draw:frame draw:style-name="gr1" draw:text-style-name="P1" draw:layer="layout" svg:width="0.256cm" svg:height="0.67cm" draw:transform="rotate (-0.296705972839036) translate (2.127cm 4.898cm)">
            <draw:text-box>
              <text:p><text:span text:style-name="T1">L</text:span></text:p>
            </draw:text-box>
          </draw:frame>
          <draw:frame draw:style-name="gr1" draw:text-style-name="P1" draw:layer="layout" svg:width="0.256cm" svg:height="0.67cm" draw:transform="rotate (-0.226892802759263) translate (2.336cm 4.974cm)">
            <draw:text-box>
              <text:p><text:span text:style-name="T1">i</text:span></text:p>
            </draw:text-box>
          </draw:frame>
          <draw:frame draw:style-name="gr1" draw:text-style-name="P1" draw:layer="layout" svg:width="0.256cm" svg:height="0.67cm" draw:transform="rotate (-0.15707963267949) translate (2.544cm 5.025cm)">
            <draw:text-box>
              <text:p><text:span text:style-name="T1">s</text:span></text:p>
            </draw:text-box>
          </draw:frame>
          <draw:frame draw:style-name="gr1" draw:text-style-name="P1" draw:layer="layout" svg:width="0.256cm" svg:height="0.67cm" draw:transform="rotate (-0.0872664625997166) translate (2.768cm 5.051cm)">
            <draw:text-box>
              <text:p><text:span text:style-name="T1">a</text:span></text:p>
            </draw:text-box>
          </draw:frame>
          <draw:frame draw:style-name="gr1" draw:text-style-name="P1" draw:layer="layout" svg:width="0.256cm" svg:height="0.67cm" svg:x="2.972cm" svg:y="5.076cm">
            <draw:text-box draw:corner-radius="0.073cm">
              <text:p><text:span text:style-name="T1">n</text:span></text:p>
            </draw:text-box>
          </draw:frame>
          <draw:frame draw:style-name="gr1" draw:text-style-name="P1" draw:layer="layout" svg:width="0.256cm" svg:height="0.67cm" draw:transform="rotate (0.0698131700797732) translate (3.201cm 5.069cm)">
            <draw:text-box>
              <text:p><text:span text:style-name="T1">n</text:span></text:p>
            </draw:text-box>
          </draw:frame>
          <draw:frame draw:style-name="gr1" draw:text-style-name="P1" draw:layer="layout" svg:width="0.256cm" svg:height="0.67cm" draw:transform="rotate (0.20943951023932) translate (3.404cm 5.056cm)">
            <draw:text-box>
              <text:p><text:span text:style-name="T1">e</text:span></text:p>
            </draw:text-box>
          </draw:frame>
          <draw:frame draw:style-name="gr1" draw:text-style-name="P1" draw:layer="layout" svg:width="0.256cm" svg:height="0.67cm" draw:transform="rotate (0.418879020478639) translate (3.76cm 5.028cm)">
            <draw:text-box>
              <text:p><text:span text:style-name="T1">S</text:span></text:p>
            </draw:text-box>
          </draw:frame>
          <draw:frame draw:style-name="gr1" draw:text-style-name="P1" draw:layer="layout" svg:width="0.256cm" svg:height="0.67cm" draw:transform="rotate (0.558505360638185) translate (4.344cm 4.679cm)">
            <draw:text-box>
              <text:p><text:span text:style-name="T1">o</text:span></text:p>
            </draw:text-box>
          </draw:frame>
          <draw:frame draw:style-name="gr1" draw:text-style-name="P1" draw:layer="layout" svg:width="0.256cm" svg:height="0.67cm" draw:transform="rotate (0.628318530717959) translate (4.522cm 4.515cm)">
            <draw:text-box>
              <text:p><text:span text:style-name="T1">n</text:span></text:p>
            </draw:text-box>
          </draw:frame>
          <draw:frame draw:style-name="gr1" draw:text-style-name="P1" draw:layer="layout" svg:width="0.256cm" svg:height="0.67cm" draw:transform="rotate (0.750491578357562) translate (4.689cm 4.385cm)">
            <draw:text-box>
              <text:p><text:span text:style-name="T1">s</text:span></text:p>
            </draw:text-box>
          </draw:frame>
        </draw:g>
      </draw:page>
      <draw:page draw:name="page2" draw:style-name="dp1" draw:master-page-name="Default">
        <draw:g>
          <draw:frame draw:style-name="gr5" draw:text-style-name="P5" draw:layer="layout" svg:width="0.256cm" svg:height="0.67cm" draw:transform="rotate (0.418879020478639) translate (3.963cm 4.901cm)">
            <draw:text-box>
              <text:p><text:span text:style-name="T4">i</text:span></text:p>
            </draw:text-box>
          </draw:frame>
          <draw:frame draw:style-name="gr5" draw:text-style-name="P5" draw:layer="layout" svg:width="0.256cm" svg:height="0.67cm" draw:transform="rotate (0.488692190558412) translate (4.141cm 4.815cm)">
            <draw:text-box>
              <text:p><text:span text:style-name="T4">m</text:span></text:p>
            </draw:text-box>
          </draw:frame>
          <draw:path draw:style-name="gr6" draw:text-style-name="P2" draw:layer="layout" svg:width="0.361cm" svg:height="1.347cm" svg:x="5.379cm" svg:y="2.793cm" svg:viewBox="0 0 362 1348" svg:d="M362 0c0 473-125 938-362 1348">
            <text:p/>
          </draw:path>
          <draw:path draw:style-name="gr6" draw:text-style-name="P2" draw:layer="layout" svg:width="0.987cm" svg:height="0.986cm" svg:x="0.705cm" svg:y="4.141cm" svg:viewBox="0 0 988 987" svg:d="M988 987c-410-237-751-577-988-987">
            <text:p/>
          </draw:path>
          <draw:path draw:style-name="gr6" draw:text-style-name="P2" draw:layer="layout" svg:width="0.361cm" svg:height="1.347cm" svg:x="0.343cm" svg:y="1.445cm" svg:viewBox="0 0 362 1348" svg:d="M0 1348c0-473 125-938 362-1348">
            <text:p/>
          </draw:path>
          <draw:path draw:style-name="gr6" draw:text-style-name="P2" draw:layer="layout" svg:width="0.987cm" svg:height="0.986cm" svg:x="0.705cm" svg:y="0.458cm" svg:viewBox="0 0 988 987" svg:d="M0 987c237-410 578-750 988-987">
            <text:p/>
          </draw:path>
          <draw:path draw:style-name="gr6" draw:text-style-name="P2" draw:layer="layout" svg:width="1.348cm" svg:height="0.36cm" svg:x="1.692cm" svg:y="0.097cm" svg:viewBox="0 0 1349 361" svg:d="M0 361c410-236 876-361 1349-361">
            <text:p/>
          </draw:path>
          <draw:path draw:style-name="gr6" draw:text-style-name="P2" draw:layer="layout" svg:width="1.349cm" svg:height="0.36cm" svg:x="3.042cm" svg:y="0.097cm" svg:viewBox="0 0 1350 361" svg:d="M0 0c474 0 939 125 1350 361">
            <text:p/>
          </draw:path>
          <draw:path draw:style-name="gr6" draw:text-style-name="P2" draw:layer="layout" svg:width="0.987cm" svg:height="0.986cm" svg:x="4.391cm" svg:y="0.458cm" svg:viewBox="0 0 988 987" svg:d="M0 0c410 237 751 577 988 987">
            <text:p/>
          </draw:path>
          <draw:path draw:style-name="gr6" draw:text-style-name="P2" draw:layer="layout" svg:width="0.361cm" svg:height="1.347cm" svg:x="5.379cm" svg:y="1.445cm" svg:viewBox="0 0 362 1348" svg:d="M0 0c237 410 362 875 362 1348">
            <text:p/>
          </draw:path>
          <draw:line draw:style-name="gr6" draw:text-style-name="P2" draw:layer="layout" svg:x1="5.741cm" svg:y1="2.793cm" svg:x2="5.741cm" svg:y2="2.793cm">
            <text:p/>
          </draw:line>
          <draw:frame draw:style-name="gr7" draw:text-style-name="P6" draw:layer="layout" svg:width="2.54cm" svg:height="3.888cm" svg:x="1.677cm" svg:y="1.622cm">
            <draw:text-box>
              <text:p><text:span text:style-name="T5">S</text:span></text:p>
            </draw:text-box>
          </draw:frame>
          <draw:frame draw:style-name="gr8" draw:text-style-name="P7" draw:layer="layout" svg:width="2.794cm" svg:height="4.137cm" svg:x="0.102cm" svg:y="0.809cm">
            <draw:text-box>
              <text:p><text:span text:style-name="T6">L</text:span></text:p>
            </draw:text-box>
          </draw:frame>
          <draw:frame draw:style-name="gr5" draw:text-style-name="P5" draw:layer="layout" svg:width="0.256cm" svg:height="0.67cm" draw:transform="rotate (-0.296705972839036) translate (2.127cm 4.898cm)">
            <draw:text-box>
              <text:p><text:span text:style-name="T4">L</text:span></text:p>
            </draw:text-box>
          </draw:frame>
          <draw:frame draw:style-name="gr5" draw:text-style-name="P5" draw:layer="layout" svg:width="0.256cm" svg:height="0.67cm" draw:transform="rotate (-0.226892802759263) translate (2.336cm 4.974cm)">
            <draw:text-box>
              <text:p><text:span text:style-name="T4">i</text:span></text:p>
            </draw:text-box>
          </draw:frame>
          <draw:frame draw:style-name="gr5" draw:text-style-name="P5" draw:layer="layout" svg:width="0.256cm" svg:height="0.67cm" draw:transform="rotate (-0.15707963267949) translate (2.544cm 5.025cm)">
            <draw:text-box>
              <text:p><text:span text:style-name="T4">s</text:span></text:p>
            </draw:text-box>
          </draw:frame>
          <draw:frame draw:style-name="gr5" draw:text-style-name="P5" draw:layer="layout" svg:width="0.256cm" svg:height="0.67cm" draw:transform="rotate (-0.0872664625997166) translate (2.768cm 5.051cm)">
            <draw:text-box>
              <text:p><text:span text:style-name="T4">a</text:span></text:p>
            </draw:text-box>
          </draw:frame>
          <draw:frame draw:style-name="gr5" draw:text-style-name="P5" draw:layer="layout" svg:width="0.256cm" svg:height="0.67cm" svg:x="2.972cm" svg:y="5.076cm">
            <draw:text-box draw:corner-radius="0.073cm">
              <text:p><text:span text:style-name="T4">n</text:span></text:p>
            </draw:text-box>
          </draw:frame>
          <draw:frame draw:style-name="gr5" draw:text-style-name="P5" draw:layer="layout" svg:width="0.256cm" svg:height="0.67cm" draw:transform="rotate (0.0698131700797732) translate (3.201cm 5.069cm)">
            <draw:text-box>
              <text:p><text:span text:style-name="T4">n</text:span></text:p>
            </draw:text-box>
          </draw:frame>
          <draw:frame draw:style-name="gr5" draw:text-style-name="P5" draw:layer="layout" svg:width="0.256cm" svg:height="0.67cm" draw:transform="rotate (0.20943951023932) translate (3.404cm 5.056cm)">
            <draw:text-box>
              <text:p><text:span text:style-name="T4">e</text:span></text:p>
            </draw:text-box>
          </draw:frame>
          <draw:frame draw:style-name="gr5" draw:text-style-name="P5" draw:layer="layout" svg:width="0.256cm" svg:height="0.67cm" draw:transform="rotate (0.418879020478639) translate (3.76cm 5.028cm)">
            <draw:text-box>
              <text:p><text:span text:style-name="T4">S</text:span></text:p>
            </draw:text-box>
          </draw:frame>
          <draw:frame draw:style-name="gr5" draw:text-style-name="P5" draw:layer="layout" svg:width="0.256cm" svg:height="0.67cm" draw:transform="rotate (0.558505360638185) translate (4.344cm 4.679cm)">
            <draw:text-box>
              <text:p><text:span text:style-name="T4">o</text:span></text:p>
            </draw:text-box>
          </draw:frame>
          <draw:frame draw:style-name="gr5" draw:text-style-name="P5" draw:layer="layout" svg:width="0.256cm" svg:height="0.67cm" draw:transform="rotate (0.628318530717959) translate (4.522cm 4.515cm)">
            <draw:text-box>
              <text:p><text:span text:style-name="T4">n</text:span></text:p>
            </draw:text-box>
          </draw:frame>
          <draw:frame draw:style-name="gr5" draw:text-style-name="P5" draw:layer="layout" svg:width="0.256cm" svg:height="0.67cm" draw:transform="rotate (0.750491578357562) translate (4.689cm 4.385cm)">
            <draw:text-box>
              <text:p><text:span text:style-name="T4">s</text:span></text:p>
            </draw:text-box>
          </draw:frame>
        </draw:g>
      </draw:page>
      <draw:page draw:name="page3" draw:style-name="dp1" draw:master-page-name="Default">
        <draw:g>
          <draw:frame draw:style-name="gr9" draw:text-style-name="P8" draw:layer="layout" svg:width="0.256cm" svg:height="0.67cm" draw:transform="rotate (0.418879020478639) translate (3.963cm 4.901cm)">
            <draw:text-box>
              <text:p><text:span text:style-name="T7">i</text:span></text:p>
            </draw:text-box>
          </draw:frame>
          <draw:frame draw:style-name="gr9" draw:text-style-name="P8" draw:layer="layout" svg:width="0.256cm" svg:height="0.67cm" draw:transform="rotate (0.488692190558412) translate (4.141cm 4.815cm)">
            <draw:text-box>
              <text:p><text:span text:style-name="T7">m</text:span></text:p>
            </draw:text-box>
          </draw:frame>
          <draw:path draw:style-name="gr10" draw:text-style-name="P9" draw:layer="layout" svg:width="0.361cm" svg:height="1.347cm" svg:x="5.379cm" svg:y="2.793cm" svg:viewBox="0 0 362 1348" svg:d="M362 0c0 473-125 938-362 1348">
            <text:p/>
          </draw:path>
          <draw:path draw:style-name="gr10" draw:text-style-name="P9" draw:layer="layout" svg:width="0.987cm" svg:height="0.986cm" svg:x="0.705cm" svg:y="4.141cm" svg:viewBox="0 0 988 987" svg:d="M988 987c-410-237-751-577-988-987">
            <text:p/>
          </draw:path>
          <draw:path draw:style-name="gr10" draw:text-style-name="P9" draw:layer="layout" svg:width="0.361cm" svg:height="1.347cm" svg:x="0.343cm" svg:y="1.445cm" svg:viewBox="0 0 362 1348" svg:d="M0 1348c0-473 125-938 362-1348">
            <text:p/>
          </draw:path>
          <draw:path draw:style-name="gr10" draw:text-style-name="P9" draw:layer="layout" svg:width="0.987cm" svg:height="0.986cm" svg:x="0.705cm" svg:y="0.458cm" svg:viewBox="0 0 988 987" svg:d="M0 987c237-410 578-750 988-987">
            <text:p/>
          </draw:path>
          <draw:path draw:style-name="gr10" draw:text-style-name="P9" draw:layer="layout" svg:width="1.348cm" svg:height="0.36cm" svg:x="1.692cm" svg:y="0.097cm" svg:viewBox="0 0 1349 361" svg:d="M0 361c410-236 876-361 1349-361">
            <text:p/>
          </draw:path>
          <draw:path draw:style-name="gr10" draw:text-style-name="P9" draw:layer="layout" svg:width="1.349cm" svg:height="0.36cm" svg:x="3.042cm" svg:y="0.097cm" svg:viewBox="0 0 1350 361" svg:d="M0 0c474 0 939 125 1350 361">
            <text:p/>
          </draw:path>
          <draw:path draw:style-name="gr10" draw:text-style-name="P9" draw:layer="layout" svg:width="0.987cm" svg:height="0.986cm" svg:x="4.391cm" svg:y="0.458cm" svg:viewBox="0 0 988 987" svg:d="M0 0c410 237 751 577 988 987">
            <text:p/>
          </draw:path>
          <draw:path draw:style-name="gr10" draw:text-style-name="P9" draw:layer="layout" svg:width="0.361cm" svg:height="1.347cm" svg:x="5.379cm" svg:y="1.445cm" svg:viewBox="0 0 362 1348" svg:d="M0 0c237 410 362 875 362 1348">
            <text:p/>
          </draw:path>
          <draw:line draw:style-name="gr10" draw:text-style-name="P9" draw:layer="layout" svg:x1="5.741cm" svg:y1="2.793cm" svg:x2="5.741cm" svg:y2="2.793cm">
            <text:p/>
          </draw:line>
          <draw:frame draw:style-name="gr11" draw:text-style-name="P10" draw:layer="layout" svg:width="2.54cm" svg:height="3.888cm" svg:x="1.677cm" svg:y="1.622cm">
            <draw:text-box>
              <text:p><text:span text:style-name="T8">S</text:span></text:p>
            </draw:text-box>
          </draw:frame>
          <draw:frame draw:style-name="gr12" draw:text-style-name="P11" draw:layer="layout" svg:width="2.794cm" svg:height="4.137cm" svg:x="0.102cm" svg:y="0.809cm">
            <draw:text-box>
              <text:p><text:span text:style-name="T9">L</text:span></text:p>
            </draw:text-box>
          </draw:frame>
          <draw:frame draw:style-name="gr9" draw:text-style-name="P8" draw:layer="layout" svg:width="0.256cm" svg:height="0.67cm" draw:transform="rotate (-0.296705972839036) translate (2.127cm 4.898cm)">
            <draw:text-box>
              <text:p><text:span text:style-name="T7">L</text:span></text:p>
            </draw:text-box>
          </draw:frame>
          <draw:frame draw:style-name="gr9" draw:text-style-name="P12" draw:layer="layout" svg:width="0.256cm" svg:height="0.67cm" draw:transform="rotate (-0.226892802759263) translate (2.336cm 4.974cm)">
            <draw:text-box>
              <text:p><text:span text:style-name="T10">i</text:span></text:p>
            </draw:text-box>
          </draw:frame>
          <draw:frame draw:style-name="gr9" draw:text-style-name="P8" draw:layer="layout" svg:width="0.256cm" svg:height="0.67cm" draw:transform="rotate (-0.15707963267949) translate (2.544cm 5.025cm)">
            <draw:text-box>
              <text:p><text:span text:style-name="T7">s</text:span></text:p>
            </draw:text-box>
          </draw:frame>
          <draw:frame draw:style-name="gr9" draw:text-style-name="P8" draw:layer="layout" svg:width="0.256cm" svg:height="0.67cm" draw:transform="rotate (-0.0872664625997166) translate (2.768cm 5.051cm)">
            <draw:text-box>
              <text:p><text:span text:style-name="T7">a</text:span></text:p>
            </draw:text-box>
          </draw:frame>
          <draw:frame draw:style-name="gr9" draw:text-style-name="P8" draw:layer="layout" svg:width="0.256cm" svg:height="0.67cm" svg:x="2.972cm" svg:y="5.076cm">
            <draw:text-box draw:corner-radius="0.073cm">
              <text:p><text:span text:style-name="T7">n</text:span></text:p>
            </draw:text-box>
          </draw:frame>
          <draw:frame draw:style-name="gr9" draw:text-style-name="P8" draw:layer="layout" svg:width="0.256cm" svg:height="0.67cm" draw:transform="rotate (0.0698131700797732) translate (3.201cm 5.069cm)">
            <draw:text-box>
              <text:p><text:span text:style-name="T7">n</text:span></text:p>
            </draw:text-box>
          </draw:frame>
          <draw:frame draw:style-name="gr9" draw:text-style-name="P8" draw:layer="layout" svg:width="0.256cm" svg:height="0.67cm" draw:transform="rotate (0.20943951023932) translate (3.404cm 5.056cm)">
            <draw:text-box>
              <text:p><text:span text:style-name="T7">e</text:span></text:p>
            </draw:text-box>
          </draw:frame>
          <draw:frame draw:style-name="gr9" draw:text-style-name="P8" draw:layer="layout" svg:width="0.256cm" svg:height="0.67cm" draw:transform="rotate (0.418879020478639) translate (3.76cm 5.028cm)">
            <draw:text-box>
              <text:p><text:span text:style-name="T7">S</text:span></text:p>
            </draw:text-box>
          </draw:frame>
          <draw:frame draw:style-name="gr9" draw:text-style-name="P8" draw:layer="layout" svg:width="0.256cm" svg:height="0.67cm" draw:transform="rotate (0.558505360638185) translate (4.344cm 4.679cm)">
            <draw:text-box>
              <text:p><text:span text:style-name="T7">o</text:span></text:p>
            </draw:text-box>
          </draw:frame>
          <draw:frame draw:style-name="gr9" draw:text-style-name="P8" draw:layer="layout" svg:width="0.256cm" svg:height="0.67cm" draw:transform="rotate (0.628318530717959) translate (4.522cm 4.515cm)">
            <draw:text-box>
              <text:p><text:span text:style-name="T7">n</text:span></text:p>
            </draw:text-box>
          </draw:frame>
          <draw:frame draw:style-name="gr9" draw:text-style-name="P8" draw:layer="layout" svg:width="0.256cm" svg:height="0.67cm" draw:transform="rotate (0.750491578357562) translate (4.689cm 4.385cm)">
            <draw:text-box>
              <text:p><text:span text:style-name="T7">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consolata Condensed1" svg:font-family="'Inconsolata Condensed'" style:font-pitch="fixed"/>
    <style:font-face style:name="Ubuntu Mono1" svg:font-family="'Ubuntu Mono'" style:font-pitch="fixed"/>
    <style:font-face style:name="Great Vibes" svg:font-family="'Great Vibes'" style:font-pitch="variable"/>
    <style:font-face style:name="Inconsolata Condensed" svg:font-family="'Inconsolata Condensed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842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3:49:41.009211588</meta:creation-date>
    <dc:date>2020-11-22T12:47:50.662928175</dc:date>
    <meta:editing-duration>PT1H47S</meta:editing-duration>
    <meta:editing-cycles>14</meta:editing-cycles>
    <meta:generator>LibreOffice/6.4.7.2$Linux_X86_64 LibreOffice_project/40$Build-2</meta:generator>
    <meta:document-statistic meta:object-count="75"/>
  </office:meta>
</office:document-meta>
</file>